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eb225" officeooo:paragraph-rsid="001eb225"/>
    </style:style>
    <style:style style:name="P2" style:family="paragraph" style:parent-style-name="Standard">
      <style:text-properties officeooo:rsid="001eb225" officeooo:paragraph-rsid="001eb2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Yleiset määräykset ja ohjeet </text:h>
      <text:p text:style-name="Text_20_body">Hyväksytty 13.12.2024, julkaistu 22.1.2025 </text:p>
      <text:p text:style-name="Text_20_body">Ylioppilastutkintolautakunnan yleiset määräykset ja ohjeet sisältävät mm. ylioppilastutkintoa koskevaan lainsäädäntöön perustuvaa tekstiä. Tekstissä olevat pykälämerkinnät viittaavat lukiolakiin (714/2018), kumottuun lukiolakiin (629/1998), ylioppilastutkinnosta annettuun lakiin (502/2019), kumottuun ylioppilastutkinnon järjestämisestä annettuun lakiin (672/2005), ylioppilastutkinnosta annettuun asetukseen (612/2019), kumottuun ylioppilastutkinnosta annettuun asetukseen (915/2005), valtakunnallisista opinto- ja tutkintorekistereistä annettuun lakiin (884/2017) ja oppivelvollisuuslakiin (1214/2020), ellei toisin ilmoiteta.</text:p>
      <text:p text:style-name="Text_20_body">Nämä määräykset ja ohjeet koskevat ensimmäisen kerran tutkinnon toimeenpanoa keväällä 2025.  </text:p>
      <text:h text:style-name="Heading_20_2" text:outline-level="2"><text:bookmark text:name="chapter-1"/><text:a xlink:type="simple" xlink:href="https://www.ylioppilastutkinto.fi/fi/tutkinnon-toimeenpano/maaraykset-ja-ohjeet/yleiset-maaraykset-ja-ohjeet#chapter-1" text:style-name="Internet_20_link" text:visited-style-name="Visited_20_Internet_20_Link">1 Ylioppilastutkinto </text:a></text:h>
      <text:p text:style-name="Text_20_body">Ylioppilastutkinnosta ja siihen liittyvistä asioista säädetään ylioppilastutkinnosta annetussa laissa (502/2019), valtioneuvoston asetuksessa ylioppilastutkinnosta (612/2019) ja valtakunnallisista opinto- ja tutkintorekistereistä annetussa laissa (884/2017). Joiltakin osin sovelletaan ylioppilastutkinnosta annetun lain 27 §:n nojalla myös kumotun lukiolain (629/1998), kumotun ylioppilastutkinnon järjestämisestä annetun lain (672/2005) ja kumotun ylioppilastutkinnosta annetun asetuksen (915/2005) säädöksiä, koska osaa 1.8.2019 voimaan tulleen lain (502/2019) säädöksistä sovelletaan vasta keväällä 2022 tutkintonsa aloittaviin kokelaisiin. Tasavallan presidentin asetuksen ylioppilastutkinnosta Ahvenanmaan maakunnassa (800/2021) mukaisesti Ahvenanmaalla ylioppilastutkinnon järjestämistä koskevaa hallintotehtävää hoitaa Ylioppilastutkintolautakunt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09:12:53.607773017</meta:creation-date>
    <dc:date>2025-04-25T09:13:26.756835941</dc:date>
    <meta:editing-duration>PT33S</meta:editing-duration>
    <meta:editing-cycles>1</meta:editing-cycles>
    <meta:document-statistic meta:table-count="0" meta:image-count="0" meta:object-count="0" meta:page-count="1" meta:paragraph-count="6" meta:word-count="152" meta:character-count="1671" meta:non-whitespace-character-count="1520"/>
    <meta:generator>LibreOffice/7.3.7.2$Linux_X86_64 LibreOffice_project/30$Build-2</meta:generator>
  </office:meta>
</office:document-meta>
</file>